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.3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1.905cm" svg:x="3.159cm" svg:y="5.445cm">
          <text:p text:style-name="P1"><text:span text:style-name="T1">Bàn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26cm" svg:height="1.524cm" svg:x="19.796cm" svg:y="5.572cm">
          <text:p text:style-name="P1"><text:span text:style-name="T1">Hóa đơn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6cm" svg:height="2.54cm" svg:x="1.254cm" svg:y="1.12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953cm" svg:y1="5.445cm" svg:x2="3.286cm" svg:y2="3.667cm">
          <text:p/>
        </draw:line>
        <draw:custom-shape draw:style-name="gr1" draw:text-style-name="P3" draw:layer="layout" svg:width="4.826cm" svg:height="2.286cm" svg:x="16.24cm" svg:y="1.127cm">
          <text:p text:style-name="P1"><text:span text:style-name="T2">IDHoa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5cm" svg:height="2.54cm" svg:x="3.667cm" svg:y="16.875cm">
          <text:p text:style-name="P1"><text:span text:style-name="T1"/></text:p>
          <text:p text:style-name="P1"><text:span text:style-name="T2">IDMon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91cm" svg:height="1.905cm" svg:x="10.017cm" svg:y="17.256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445cm" svg:height="1.905cm" svg:x="10.525cm" svg:y="12.811cm">
          <text:p text:style-name="P1"><text:span text:style-name="T1">Món ă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159cm" svg:x="16.621cm" svg:y="17.256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953cm" svg:y1="16.875cm" svg:x2="12.684cm" svg:y2="14.716cm">
          <text:p/>
        </draw:line>
        <draw:line draw:style-name="gr3" draw:text-style-name="P1" draw:layer="layout" svg:x1="12.303cm" svg:y1="17.129cm" svg:x2="12.684cm" svg:y2="14.716cm">
          <text:p/>
        </draw:line>
        <draw:line draw:style-name="gr3" draw:text-style-name="P1" draw:layer="layout" svg:x1="18.78cm" svg:y1="17.256cm" svg:x2="12.684cm" svg:y2="14.716cm">
          <text:p/>
        </draw:line>
        <draw:custom-shape draw:style-name="gr1" draw:text-style-name="P2" draw:layer="layout" svg:width="2.54cm" svg:height="2.54cm" svg:x="12.811cm" svg:y="5.191cm">
          <text:p text:style-name="P1"><text:span text:style-name="T1">Có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493cm" svg:y1="6.461cm" svg:x2="12.811cm" svg:y2="6.461cm">
          <text:p/>
        </draw:line>
        <draw:line draw:style-name="gr3" draw:text-style-name="P1" draw:layer="layout" svg:x1="15.351cm" svg:y1="6.461cm" svg:x2="19.669cm" svg:y2="6.461cm">
          <text:p/>
        </draw:line>
        <draw:frame draw:style-name="gr4" draw:text-style-name="P4" draw:layer="layout" svg:width="0.889cm" svg:height="1.038cm" svg:x="8.493cm" svg:y="5.445cm">
          <draw:text-box draw:corner-radius="0.381cm">
            <text:p><text:span text:style-name="T3">1</text:span></text:p>
          </draw:text-box>
        </draw:frame>
        <draw:frame draw:style-name="gr5" draw:text-style-name="P4" draw:layer="layout" svg:width="0.896cm" svg:height="1.143cm" svg:x="18.773cm" svg:y="5.518cm">
          <draw:text-box>
            <text:p><text:span text:style-name="T3">1</text:span></text:p>
          </draw:text-box>
        </draw:frame>
        <draw:custom-shape draw:style-name="gr1" draw:text-style-name="P2" xml:id="id2" draw:id="id2" draw:layer="layout" svg:width="2.27cm" svg:height="2.151cm" svg:x="16.129cm" svg:y="9.009cm">
          <text:p text:style-name="P1"><text:span text:style-name="T1">Có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.969cm" svg:height="2.667cm" svg:x="6.588cm" svg:y="1cm">
          <text:p text:style-name="P1"><text:span text:style-name="T1">Số lượng </text:span></text:p>
          <text:p text:style-name="P1"><text:span text:style-name="T1">chỗ ngồ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82cm" svg:y1="3.794cm" svg:x2="5.953cm" svg:y2="5.445cm">
          <text:p/>
        </draw:line>
        <draw:connector draw:style-name="gr3" draw:text-style-name="P1" draw:layer="layout" draw:type="curve" svg:x1="22.209cm" svg:y1="7.096cm" svg:x2="17.264cm" svg:y2="9.009cm" draw:start-shape="id1" draw:start-glue-point="2" draw:end-shape="id2" draw:end-glue-point="4" svg:d="m22209 7096c0 1434-4945 478-4945 1913" svg:viewBox="0 0 4946 1914">
          <text:p/>
        </draw:connector>
        <draw:connector draw:style-name="gr3" draw:text-style-name="P1" draw:layer="layout" draw:type="curve" svg:x1="12.747cm" svg:y1="12.811cm" svg:x2="17.264cm" svg:y2="11.16cm" draw:start-shape="id3" draw:start-glue-point="0" draw:end-shape="id2" draw:end-glue-point="6" svg:d="m12747 12811c0-1239 4517-414 4517-1651" svg:viewBox="0 0 4518 1652">
          <text:p/>
        </draw:connector>
        <draw:frame draw:style-name="gr6" draw:text-style-name="P4" draw:layer="layout" svg:width="0.896cm" svg:height="1.038cm" svg:x="21.963cm" svg:y="6.977cm">
          <draw:text-box>
            <text:p><text:span text:style-name="T3">n</text:span></text:p>
          </draw:text-box>
        </draw:frame>
        <draw:frame draw:style-name="gr6" draw:text-style-name="P4" draw:layer="layout" svg:width="0.896cm" svg:height="1.038cm" svg:x="12.03cm" svg:y="11.93cm">
          <draw:text-box>
            <text:p><text:span text:style-name="T3">n</text:span></text:p>
          </draw:text-box>
        </draw:frame>
        <draw:line draw:style-name="gr3" draw:text-style-name="P1" draw:layer="layout" svg:x1="22.463cm" svg:y1="5.572cm" svg:x2="18.653cm" svg:y2="3.413cm">
          <text:p/>
        </draw:line>
        <draw:custom-shape draw:style-name="gr1" draw:text-style-name="P2" draw:layer="layout" svg:width="4.699cm" svg:height="2.032cm" svg:x="21.955cm" svg:y="1.254cm">
          <text:p text:style-name="P1"><text:span text:style-name="T1">Ngày gi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463cm" svg:y1="5.572cm" svg:x2="24.368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htu </meta:initial-creator>
    <meta:creation-date>2015-12-12T08:12:00</meta:creation-date>
    <dc:date>2015-12-12T11:20:29</dc:date>
    <dc:creator>anhtu </dc:creator>
    <meta:editing-duration>PT2M35S</meta:editing-duration>
    <meta:editing-cycles>2</meta:editing-cycles>
    <meta:generator>LibreOffice/3.5$Linux_x86 LibreOffice_project/350m1$Build-2</meta:generator>
    <meta:document-statistic meta:object-count="27"/>
  </office:meta>
</office:document-meta>
</file>